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2aab" officeooo:paragraph-rsid="00142a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udios cinematográficos, desde el punto de vista de las humanidades. Importancia. Su ingreso a la Academia Mexicana de Ciencias.</text:p>
      <text:p text:style-name="P1"/>
      <text:p text:style-name="P1">Estudios literarios, por qué no estudios de cine. No hay doctorado en Latinoamérica.</text:p>
      <text:p text:style-name="P1"/>
      <text:p text:style-name="P1">Por qué hay maestros que para entender psicología dejan a sus alumnos mirar películas de psicología. Como si fuera la realidad y no ficción.</text:p>
      <text:p text:style-name="P1"/>
      <text:p text:style-name="P1">Minificción. Se ha desarrollado solamente en español. Adecuada para esta época, en que todo es fugaz y tiene que ser aprisa.</text:p>
      <text:p text:style-name="P1"/>
      <text:p text:style-name="P1">Actitud irónica frente a la tradición literaria. </text:p>
      <text:p text:style-name="P1"/>
      <text:p text:style-name="P1">Teóricos hablan de traducción intersemiótica a distintos planos de sentido, de la literatura al cine. Es peyorativo adaptación. Pero es más común, es parte del habla cotidiana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nava</meta:initial-creator>
    <meta:creation-date>2016-02-08T19:05:45.067309509</meta:creation-date>
    <dc:date>2016-02-08T19:31:40.502475559</dc:date>
    <dc:creator>juan nava</dc:creator>
    <meta:editing-duration>PT10M45S</meta:editing-duration>
    <meta:editing-cycles>1</meta:editing-cycles>
    <meta:document-statistic meta:table-count="0" meta:image-count="0" meta:object-count="0" meta:page-count="1" meta:paragraph-count="6" meta:word-count="111" meta:character-count="703" meta:non-whitespace-character-count="597"/>
    <meta:generator>LibreOffice/4.3.3.2$Linux_X86_64 LibreOffice_project/430m0$Build-2</meta:generator>
  </office:meta>
</office:document-meta>
</file>